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cc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fill-color="#00ccf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9900ff" draw:marker-end="Arrow" draw:marker-end-width="0.3cm" draw:fill="none" draw:fill-color="#00ccff" draw:textarea-vertical-align="middle"/>
    </style:style>
    <style:style style:name="gr5" style:family="graphic" style:parent-style-name="objectwithoutfill">
      <style:graphic-properties svg:stroke-color="#66ffff" draw:marker-end="Arrow" draw:marker-end-width="0.3cm" draw:fill="none" draw:fill-color="#00cc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89cm"/>
    </style:style>
    <style:style style:name="gr7" style:family="graphic" style:parent-style-name="standard">
      <style:graphic-properties svg:stroke-color="#66ffff" draw:marker-start="Arrow" draw:marker-start-width="0.3cm" draw:marker-end="Arrow" draw:marker-end-width="0.3cm" draw:fill="none" draw:fill-color="#00ccff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01cm"/>
    </style:style>
    <style:style style:name="gr9" style:family="graphic" style:parent-style-name="standard">
      <style:graphic-properties svg:stroke-color="#9900ff" draw:marker-start="Arrow" draw:marker-start-width="0.3cm" draw:fill="none" draw:fill-color="#00ccff" draw:textarea-vertical-align="middle"/>
    </style:style>
    <style:style style:name="gr10" style:family="graphic" style:parent-style-name="standard">
      <style:graphic-properties svg:stroke-color="#66ffff" draw:marker-start="Arrow" draw:marker-start-width="0.3cm" draw:fill="none" draw:fill-color="#00ccff" draw:textarea-vertical-align="middle"/>
    </style:style>
    <style:style style:name="gr11" style:family="graphic" style:parent-style-name="objectwithoutfill">
      <style:graphic-properties svg:stroke-color="#66ffff" draw:fill="none" draw:fill-color="#00ccff" draw:textarea-vertical-align="middle"/>
    </style:style>
    <style:style style:name="gr12" style:family="graphic" style:parent-style-name="objectwithoutfill">
      <style:graphic-properties svg:stroke-color="#9900ff" draw:fill="none" draw:fill-color="#00cc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12cm"/>
    </style:style>
    <style:style style:name="gr14" style:family="graphic" style:parent-style-name="standard">
      <style:graphic-properties svg:stroke-color="#66ffff" draw:marker-start="Arrow" draw:marker-start-width="0.3cm" draw:marker-end="Arrow" draw:marker-end-width="0.3cm" draw:textarea-vertical-align="middle"/>
    </style:style>
    <style:style style:name="gr1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svg:stroke-color="#000000" draw:marker-end="Arrow" draw:marker-end-width="0.3cm" draw:fill="none" draw:fill-color="#00ccff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35cm"/>
    </style:style>
    <style:style style:name="gr18" style:family="graphic" style:parent-style-name="objectwithoutfill">
      <style:graphic-properties svg:stroke-color="#9900ff" draw:marker-end="Arrow" draw:marker-end-width="0.3cm" draw:fill="none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size="18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3cm" svg:height="1.27cm" draw:transform="rotate (1.5707963267949) translate (7.35cm 16.209cm)">
          <text:p text:style-name="P1"><text:span text:style-name="T1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3cm" svg:height="1.27cm" draw:transform="rotate (1.5707963267949) translate (9.89cm 16.199cm)">
          <text:p text:style-name="P1"><text:span text:style-name="T1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3cm" svg:height="1.27cm" draw:transform="rotate (1.5707963267949) translate (12.43cm 16.209cm)">
          <text:p text:style-name="P1"><text:span text:style-name="T1">fe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svg:x="7.35cm" svg:y="11.153cm">
          <text:p text:style-name="P1"><text:span text:style-name="T1">hash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6.35cm" draw:transform="rotate (1.5707963267949) translate (7.35cm 9.859cm)">
          <text:p text:style-name="P1"><text:span text:style-name="T1">internal 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12cm" svg:height="14.351cm" svg:x="6.969cm" svg:y="2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75cm" svg:y1="13.699cm" svg:x2="7.75cm" svg:y2="12.429cm">
          <text:p/>
        </draw:line>
        <draw:line draw:style-name="gr4" draw:text-style-name="P1" draw:layer="layout" svg:x1="10.525cm" svg:y1="13.669cm" svg:x2="10.525cm" svg:y2="12.399cm">
          <text:p/>
        </draw:line>
        <draw:line draw:style-name="gr4" draw:text-style-name="P1" draw:layer="layout" svg:x1="12.684cm" svg:y1="13.7cm" svg:x2="12.684cm" svg:y2="12.43cm">
          <text:p/>
        </draw:line>
        <draw:line draw:style-name="gr4" draw:text-style-name="P1" draw:layer="layout" svg:x1="8.62cm" svg:y1="11.16cm" svg:x2="8.62cm" svg:y2="9.89cm">
          <text:p/>
        </draw:line>
        <draw:line draw:style-name="gr5" draw:text-style-name="P1" draw:layer="layout" svg:x1="13.319cm" svg:y1="12.43cm" svg:x2="13.319cm" svg:y2="13.7cm">
          <text:p/>
        </draw:line>
        <draw:frame draw:style-name="gr6" draw:text-style-name="P3" draw:layer="layout" svg:width="6.731cm" svg:height="1.139cm" svg:x="7.223cm" svg:y="2.397cm">
          <draw:text-box>
            <text:p><text:span text:style-name="T2">customer directory</text:span></text:p>
          </draw:text-box>
        </draw:frame>
        <draw:line draw:style-name="gr7" draw:text-style-name="P1" draw:layer="layout" svg:x1="12.43cm" svg:y1="9.89cm" svg:x2="12.43cm" svg:y2="11.16cm">
          <text:p/>
        </draw:line>
        <draw:line draw:style-name="gr5" draw:text-style-name="P1" draw:layer="layout" svg:x1="8.366cm" svg:y1="13.7cm" svg:x2="8.366cm" svg:y2="12.43cm">
          <text:p/>
        </draw:line>
      </draw:page>
      <draw:page draw:name="page2" draw:style-name="dp1" draw:master-page-name="Default">
        <draw:custom-shape draw:style-name="gr1" draw:text-style-name="P2" draw:layer="layout" svg:width="2.53cm" svg:height="1.27cm" draw:transform="rotate (1.5707963267949) translate (7.35cm 16.209cm)">
          <text:p text:style-name="P1"><text:span text:style-name="T1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3cm" svg:height="1.27cm" draw:transform="rotate (1.5707963267949) translate (9.89cm 16.199cm)">
          <text:p text:style-name="P1"><text:span text:style-name="T1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3cm" svg:height="1.27cm" draw:transform="rotate (1.5707963267949) translate (12.43cm 16.209cm)">
          <text:p text:style-name="P1"><text:span text:style-name="T1">fe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svg:x="7.35cm" svg:y="11.153cm">
          <text:p text:style-name="P1"><text:span text:style-name="T1">hash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6.35cm" draw:transform="rotate (1.5707963267949) translate (7.35cm 9.859cm)">
          <text:p text:style-name="P1"><text:span text:style-name="T1">internal 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12cm" svg:height="14.351cm" svg:x="6.969cm" svg:y="2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75cm" svg:y1="13.699cm" svg:x2="7.75cm" svg:y2="12.429cm">
          <text:p/>
        </draw:line>
        <draw:line draw:style-name="gr4" draw:text-style-name="P1" draw:layer="layout" svg:x1="10.525cm" svg:y1="13.669cm" svg:x2="10.525cm" svg:y2="12.399cm">
          <text:p/>
        </draw:line>
        <draw:line draw:style-name="gr4" draw:text-style-name="P1" draw:layer="layout" svg:x1="12.684cm" svg:y1="13.7cm" svg:x2="12.684cm" svg:y2="12.43cm">
          <text:p/>
        </draw:line>
        <draw:line draw:style-name="gr4" draw:text-style-name="P1" draw:layer="layout" svg:x1="8.62cm" svg:y1="11.16cm" svg:x2="8.62cm" svg:y2="9.89cm">
          <text:p/>
        </draw:line>
        <draw:line draw:style-name="gr5" draw:text-style-name="P1" draw:layer="layout" svg:x1="13.319cm" svg:y1="12.43cm" svg:x2="13.319cm" svg:y2="13.7cm">
          <text:p/>
        </draw:line>
        <draw:frame draw:style-name="gr6" draw:text-style-name="P3" draw:layer="layout" svg:width="6.731cm" svg:height="1.139cm" svg:x="7.223cm" svg:y="2.397cm">
          <draw:text-box>
            <text:p><text:span text:style-name="T2">customer directory</text:span></text:p>
          </draw:text-box>
        </draw:frame>
        <draw:line draw:style-name="gr7" draw:text-style-name="P1" draw:layer="layout" svg:x1="12.43cm" svg:y1="9.89cm" svg:x2="12.43cm" svg:y2="11.16cm">
          <text:p/>
        </draw:line>
        <draw:line draw:style-name="gr5" draw:text-style-name="P1" draw:layer="layout" svg:x1="8.366cm" svg:y1="13.7cm" svg:x2="8.366cm" svg:y2="12.43cm">
          <text:p/>
        </draw:line>
        <draw:custom-shape draw:style-name="gr3" draw:text-style-name="P1" draw:layer="layout" svg:width="3.683cm" svg:height="3.019cm" svg:x="6.08cm" svg:y="20.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1.27cm" svg:x="6.969cm" svg:y="20.539cm">
          <text:p text:style-name="P1"><text:span text:style-name="T2">new info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08cm" svg:height="1.139cm" draw:transform="rotate (1.5707963267949) translate (6.084cm 22.676cm)">
          <draw:text-box>
            <text:p><text:span text:style-name="T1">start</text:span></text:p>
          </draw:text-box>
        </draw:frame>
        <draw:custom-shape draw:style-name="gr3" draw:text-style-name="P1" draw:layer="layout" svg:width="3.483cm" svg:height="3.048cm" svg:x="9.963cm" svg:y="20.031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108cm" svg:height="0.962cm" draw:transform="rotate (1.5707963267949) translate (9.973cm 22.774cm)">
          <draw:text-box>
            <text:p><text:span text:style-name="T1">stop</text:span></text:p>
          </draw:text-box>
        </draw:frame>
        <draw:line draw:style-name="gr9" draw:text-style-name="P1" draw:layer="layout" svg:x1="6.952cm" svg:y1="18.761cm" svg:x2="6.952cm" svg:y2="19.777cm">
          <text:p/>
        </draw:line>
        <draw:line draw:style-name="gr10" draw:text-style-name="P1" draw:layer="layout" svg:x1="7.587cm" svg:y1="18.761cm" svg:x2="7.587cm" svg:y2="19.523cm">
          <text:p/>
        </draw:line>
        <draw:line draw:style-name="gr11" draw:text-style-name="P1" draw:layer="layout" svg:x1="9.111cm" svg:y1="20.539cm" svg:x2="9.111cm" svg:y2="19.523cm">
          <text:p/>
        </draw:line>
        <draw:line draw:style-name="gr12" draw:text-style-name="P1" draw:layer="layout" svg:x1="7.841cm" svg:y1="20.539cm" svg:x2="7.841cm" svg:y2="19.777cm">
          <text:p/>
        </draw:line>
        <draw:line draw:style-name="gr11" draw:text-style-name="P1" draw:layer="layout" svg:x1="7.587cm" svg:y1="19.523cm" svg:x2="9.111cm" svg:y2="19.523cm">
          <text:p/>
        </draw:line>
        <draw:line draw:style-name="gr12" draw:text-style-name="P1" draw:layer="layout" svg:x1="6.952cm" svg:y1="19.777cm" svg:x2="7.841cm" svg:y2="19.777cm">
          <text:p/>
        </draw:line>
        <draw:line draw:style-name="gr4" draw:text-style-name="P1" draw:layer="layout" svg:x1="12.303cm" svg:y1="20.177cm" svg:x2="12.286cm" svg:y2="18.761cm">
          <text:p/>
        </draw:line>
        <draw:custom-shape draw:style-name="gr1" draw:text-style-name="P2" draw:layer="layout" svg:width="2.413cm" svg:height="1.27cm" svg:x="10.879cm" svg:y="20.211cm">
          <text:p text:style-name="P1"><text:span text:style-name="T1">ke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176cm" svg:height="1.27cm" svg:x="6.08cm" svg:y="17.491cm">
          <text:p text:style-name="P1"><text:span text:style-name="T1">customer of interes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319cm" svg:y1="16.24cm" svg:x2="13.319cm" svg:y2="17.51cm">
          <text:p/>
        </draw:line>
        <draw:line draw:style-name="gr4" draw:text-style-name="P1" draw:layer="layout" svg:x1="12.938cm" svg:y1="17.51cm" svg:x2="12.938cm" svg:y2="16.24cm">
          <text:p/>
        </draw:line>
        <draw:custom-shape draw:style-name="gr3" draw:text-style-name="P1" draw:layer="layout" svg:width="11.43cm" svg:height="6.731cm" svg:x="5.953cm" svg:y="17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8.255cm" svg:height="0.962cm" svg:x="5.826cm" svg:y="23.025cm">
          <draw:text-box>
            <text:p><text:span text:style-name="T1">app (customer menu)</text:span></text:p>
          </draw:text-box>
        </draw:frame>
        <draw:custom-shape draw:style-name="gr3" draw:text-style-name="P1" draw:layer="layout" svg:width="3.556cm" svg:height="3.048cm" svg:x="13.7cm" svg:y="20.0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616cm" svg:height="0.886cm" draw:transform="rotate (1.5707963267949) translate (13.71cm 22.793cm)">
          <draw:text-box>
            <text:p text:style-name="P6"><text:span text:style-name="T3">check-in</text:span></text:p>
          </draw:text-box>
        </draw:frame>
        <draw:line draw:style-name="gr4" draw:text-style-name="P1" draw:layer="layout" svg:x1="15.986cm" svg:y1="20.304cm" svg:x2="16.023cm" svg:y2="18.78cm">
          <text:p/>
        </draw:line>
        <draw:custom-shape draw:style-name="gr1" draw:text-style-name="P2" draw:layer="layout" svg:width="2.54cm" svg:height="1.27cm" svg:x="14.589cm" svg:y="20.304cm">
          <text:p text:style-name="P1"><text:span text:style-name="T1">ke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1.27cm" svg:x="14.589cm" svg:y="21.701cm">
          <text:p text:style-name="P4"><text:span text:style-name="T2">found info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478cm" svg:y1="18.78cm" svg:x2="15.478cm" svg:y2="21.701cm">
          <text:p/>
        </draw:line>
        <draw:custom-shape draw:style-name="gr1" draw:text-style-name="P4" draw:layer="layout" svg:width="2.413cm" svg:height="1.27cm" svg:x="10.906cm" svg:y="21.701cm">
          <text:p text:style-name="P4"><text:span text:style-name="T2">found 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668cm" svg:y1="18.78cm" svg:x2="11.668cm" svg:y2="21.701cm">
          <text:p/>
        </draw:line>
      </draw:page>
      <draw:page draw:name="page3" draw:style-name="dp1" draw:master-page-name="Default">
        <draw:custom-shape draw:style-name="gr2" draw:text-style-name="P7" draw:layer="layout" svg:width="2.54cm" svg:height="1.27cm" svg:x="7.35cm" svg:y="3.54cm">
          <text:p text:style-name="P1"><text:span text:style-name="T3">customer</text:span></text:p>
          <text:p text:style-name="P1"><text:span text:style-name="T3">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4cm" svg:height="1.27cm" svg:x="11.16cm" svg:y="3.54cm">
          <text:p text:style-name="P1"><text:span text:style-name="T3">customer</text:span></text:p>
          <text:p text:style-name="P1"><text:span text:style-name="T3">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4cm" svg:height="1.27cm" svg:x="14.97cm" svg:y="3.54cm">
          <text:p text:style-name="P1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1.27cm" draw:transform="rotate (1.5707963267949) translate (4.81cm 13.7cm)">
          <text:p text:style-name="P1"><text:span text:style-name="T1">array of node poin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2.54cm" svg:height="1.27cm" svg:x="11.16cm" svg:y="11.16cm">
          <text:p text:style-name="P1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6.08cm" svg:y1="4.175cm" svg:x2="7.35cm" svg:y2="4.175cm">
          <text:p/>
        </draw:line>
        <draw:line draw:style-name="gr15" draw:text-style-name="P1" draw:layer="layout" svg:x1="9.907cm" svg:y1="4.098cm" svg:x2="11.177cm" svg:y2="4.098cm">
          <text:p/>
        </draw:line>
        <draw:line draw:style-name="gr15" draw:text-style-name="P1" draw:layer="layout" svg:x1="13.7cm" svg:y1="4.048cm" svg:x2="14.97cm" svg:y2="4.048cm">
          <text:p/>
        </draw:line>
        <draw:line draw:style-name="gr15" draw:text-style-name="P1" draw:layer="layout" svg:x1="9.89cm" svg:y1="11.795cm" svg:x2="11.16cm" svg:y2="11.795cm">
          <text:p/>
        </draw:line>
        <draw:custom-shape draw:style-name="gr2" draw:text-style-name="P2" draw:layer="layout" svg:width="12.7cm" svg:height="1.27cm" svg:x="4.81cm" svg:y="14.97cm">
          <text:p text:style-name="P1"><text:span text:style-name="T1">hash function &amp; 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4cm" svg:height="1.27cm" svg:x="7.35cm" svg:y="11.16cm">
          <text:p text:style-name="P1"><text:span text:style-name="T3">…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6.08cm" svg:y1="11.795cm" svg:x2="7.35cm" svg:y2="11.795cm">
          <text:p/>
        </draw:line>
        <draw:custom-shape draw:style-name="gr2" draw:text-style-name="P8" draw:layer="layout" svg:width="2.54cm" svg:height="1.27cm" svg:x="7.35cm" svg:y="5.191cm">
          <text:p text:style-name="P1"><text:span text:style-name="T4">basic service</text:span></text:p>
          <text:p text:style-name="P1"><text:span text:style-name="T4">node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8.642cm" svg:y1="5.108cm" svg:x2="8.642cm" svg:y2="5.235cm">
          <text:p/>
        </draw:line>
        <draw:custom-shape draw:style-name="gr2" draw:text-style-name="P8" draw:layer="layout" svg:width="2.54cm" svg:height="1.27cm" svg:x="7.35cm" svg:y="6.842cm">
          <text:p text:style-name="P1"><text:span text:style-name="T4">basic service</text:span></text:p>
          <text:p text:style-name="P1"><text:span text:style-name="T4">node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8.642cm" svg:y1="6.759cm" svg:x2="8.642cm" svg:y2="6.886cm">
          <text:p/>
        </draw:line>
        <draw:custom-shape draw:style-name="gr2" draw:text-style-name="P8" draw:layer="layout" svg:width="2.54cm" svg:height="1.27cm" svg:x="7.35cm" svg:y="8.449cm">
          <text:p text:style-name="P1"><text:span text:style-name="T4">...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8.642cm" svg:y1="8.366cm" svg:x2="8.642cm" svg:y2="8.493cm">
          <text:p/>
        </draw:line>
        <draw:custom-shape draw:style-name="gr3" draw:text-style-name="P1" draw:layer="layout" svg:width="13.97cm" svg:height="14.478cm" svg:x="4.175cm" svg:y="2.27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6.35cm" svg:height="0.962cm" svg:x="7.731cm" svg:y="2.397cm">
          <draw:text-box>
            <text:p><text:span text:style-name="T1">customer directory</text:span></text:p>
          </draw:text-box>
        </draw:frame>
        <draw:custom-shape draw:style-name="gr1" draw:text-style-name="P2" draw:layer="layout" svg:width="7.62cm" svg:height="1.27cm" svg:x="7.35cm" svg:y="17.5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5.699cm" svg:y1="14.948cm" svg:x2="5.699cm" svg:y2="13.678cm">
          <text:p/>
        </draw:line>
        <draw:line draw:style-name="gr7" draw:text-style-name="P1" draw:layer="layout" svg:x1="5.164cm" svg:y1="13.7cm" svg:x2="5.164cm" svg:y2="14.97cm">
          <text:p/>
        </draw:line>
        <draw:line draw:style-name="gr4" draw:text-style-name="P1" draw:layer="layout" svg:x1="11.033cm" svg:y1="17.51cm" svg:x2="11.033cm" svg:y2="16.24cm">
          <text:p/>
        </draw:line>
        <draw:custom-shape draw:style-name="gr3" draw:text-style-name="P1" draw:layer="layout" svg:width="13.335cm" svg:height="10.795cm" svg:x="4.429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6" draw:layer="layout" svg:width="4.953cm" svg:height="0.886cm" svg:x="8.62cm" svg:y="12.815cm">
          <draw:text-box>
            <text:p><text:span text:style-name="T3">internal structure</text:span></text:p>
          </draw:text-box>
        </draw:frame>
        <draw:line draw:style-name="gr7" draw:text-style-name="P1" draw:layer="layout" svg:x1="11.795cm" svg:y1="16.24cm" svg:x2="11.795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8T18:47:24.001762740</meta:creation-date>
    <dc:date>2016-05-08T22:50:37.663493325</dc:date>
    <meta:editing-duration>PT1H35M58S</meta:editing-duration>
    <meta:editing-cycles>7</meta:editing-cycles>
    <meta:generator>LibreOffice/4.2.8.2$Linux_X86_64 LibreOffice_project/420m0$Build-2</meta:generator>
    <meta:document-statistic meta:object-count="81"/>
  </office:meta>
</office:document-meta>
</file>